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7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 style:data-style-name="N117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117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 style:data-style-name="N117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117">
      <style:table-cell-properties fo:border-bottom="0.06pt solid #000000" fo:border-left="none" fo:border-right="0.06pt solid #000000" fo:border-top="none"/>
    </style:style>
    <style:style style:name="ce13" style:family="table-cell" style:parent-style-name="Default" style:data-style-name="N119"/>
    <style:style style:name="ce14" style:family="table-cell" style:parent-style-name="Default" style:data-style-name="N119">
      <style:table-cell-properties fo:border-bottom="none" fo:border-left="none" fo:border-right="none" fo:border-top="0.06pt solid #000000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>
            <text:p>Schirm</text:p>
          </table:table-cell>
          <table:table-cell office:value-type="string">
            <text:p>Linse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/>
          <table:table-cell table:style-name="ce4" office:value-type="string">
            <text:p>G'</text:p>
          </table:table-cell>
          <table:table-cell table:style-name="ce7" office:value-type="string">
            <text:p>g'</text:p>
          </table:table-cell>
          <table:table-cell table:style-name="ce7" office:value-type="string">
            <text:p>b'</text:p>
          </table:table-cell>
          <table:table-cell table:style-name="ce10" office:value-type="string">
            <text:p>B'</text:p>
          </table:table-cell>
          <table:table-cell office:value-type="string">
            <text:p>V1</text:p>
          </table:table-cell>
          <table:table-cell office:value-type="string">
            <text:p>V2</text:p>
          </table:table-cell>
          <table:table-cell office:value-type="string">
            <text:p>f</text:p>
          </table:table-cell>
          <table:table-cell/>
          <table:table-cell office:value-type="string">
            <text:p>Fehler V1 V2</text:p>
          </table:table-cell>
          <table:table-cell office:value-type="string">
            <text:p>Fehler f</text:p>
          </table:table-cell>
        </table:table-row>
        <table:table-row table:style-name="ro2">
          <table:table-cell table:style-name="ce1" office:value-type="float" office:value="106.75">
            <text:p>106.8</text:p>
          </table:table-cell>
          <table:table-cell table:style-name="ce1" office:value-type="float" office:value="41.65">
            <text:p>41.7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2]-30" office:value-type="float" office:value="11.65">
            <text:p>11.7</text:p>
          </table:table-cell>
          <table:table-cell table:style-name="ce1" table:formula="of:=[.A2]-[.B2]" office:value-type="float" office:value="65.1">
            <text:p>65.1</text:p>
          </table:table-cell>
          <table:table-cell table:style-name="ce11" table:formula="of:=[.C2]" office:value-type="float" office:value="16.3">
            <text:p>16.3</text:p>
          </table:table-cell>
          <table:table-cell table:style-name="ce9" table:formula="of:=[.I2]/[.F2]" office:value-type="float" office:value="5.43333333333333">
            <text:p>5.43</text:p>
          </table:table-cell>
          <table:table-cell table:style-name="ce9" table:formula="of:=[.H2]/[.G2]" office:value-type="float" office:value="5.58798283261803">
            <text:p>5.59</text:p>
          </table:table-cell>
          <table:table-cell table:style-name="ce9" table:formula="of:=1/((1/[.G2])+(1/[.H2]))*10" office:value-type="float" office:value="98.8162866449511">
            <text:p>98.82</text:p>
          </table:table-cell>
          <table:table-cell office:value-type="string">
            <text:p>mm</text:p>
          </table:table-cell>
          <table:table-cell table:style-name="ce13" table:formula="of:=1-[.J2]/[.K2]" office:value-type="float" office:value="0.0276753712237584">
            <text:p>0.028</text:p>
          </table:table-cell>
          <table:table-cell table:style-name="ce13" table:formula="of:=100/[.L2]-1" office:value-type="float" office:value="0.0119789297416324">
            <text:p>0.012</text:p>
          </table:table-cell>
        </table:table-row>
        <table:table-row table:style-name="ro2">
          <table:table-cell table:style-name="ce1" office:value-type="float" office:value="83.88">
            <text:p>83.9</text:p>
          </table:table-cell>
          <table:table-cell table:style-name="ce1" office:value-type="float" office:value="43">
            <text:p>43.0</text:p>
          </table:table-cell>
          <table:table-cell table:style-name="ce1" office:value-type="float" office:value="9">
            <text:p>9.0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3]-30" office:value-type="float" office:value="13">
            <text:p>13.0</text:p>
          </table:table-cell>
          <table:table-cell table:style-name="ce1" table:formula="of:=[.A3]-[.B3]" office:value-type="float" office:value="40.88">
            <text:p>40.9</text:p>
          </table:table-cell>
          <table:table-cell table:style-name="ce11" table:formula="of:=[.C3]" office:value-type="float" office:value="9">
            <text:p>9.0</text:p>
          </table:table-cell>
          <table:table-cell table:style-name="ce9" table:formula="of:=[.I3]/[.F3]" office:value-type="float" office:value="3">
            <text:p>3.00</text:p>
          </table:table-cell>
          <table:table-cell table:style-name="ce9" table:formula="of:=[.H3]/[.G3]" office:value-type="float" office:value="3.14461538461538">
            <text:p>3.14</text:p>
          </table:table-cell>
          <table:table-cell table:style-name="ce9" table:formula="of:=1/((1/[.G3])+(1/[.H3]))*10" office:value-type="float" office:value="98.634001484781">
            <text:p>98.63</text:p>
          </table:table-cell>
          <table:table-cell/>
          <table:table-cell table:style-name="ce13" table:formula="of:=1-[.J3]/[.K3]" office:value-type="float" office:value="0.0459882583170254">
            <text:p>0.046</text:p>
          </table:table-cell>
          <table:table-cell table:style-name="ce13" table:formula="of:=100/[.L3]-1" office:value-type="float" office:value="0.0138491645340961">
            <text:p>0.014</text:p>
          </table:table-cell>
        </table:table-row>
        <table:table-row table:style-name="ro2">
          <table:table-cell table:style-name="ce1" office:value-type="float" office:value="77.8">
            <text:p>77.8</text:p>
          </table:table-cell>
          <table:table-cell table:style-name="ce1" office:value-type="float" office:value="44">
            <text:p>44.0</text:p>
          </table:table-cell>
          <table:table-cell table:style-name="ce1" office:value-type="float" office:value="7">
            <text:p>7.0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4]-30" office:value-type="float" office:value="14">
            <text:p>14.0</text:p>
          </table:table-cell>
          <table:table-cell table:style-name="ce1" table:formula="of:=[.A4]-[.B4]" office:value-type="float" office:value="33.8">
            <text:p>33.8</text:p>
          </table:table-cell>
          <table:table-cell table:style-name="ce11" table:formula="of:=[.C4]" office:value-type="float" office:value="7">
            <text:p>7.0</text:p>
          </table:table-cell>
          <table:table-cell table:style-name="ce9" table:formula="of:=[.I4]/[.F4]" office:value-type="float" office:value="2.33333333333333">
            <text:p>2.33</text:p>
          </table:table-cell>
          <table:table-cell table:style-name="ce9" table:formula="of:=[.H4]/[.G4]" office:value-type="float" office:value="2.41428571428571">
            <text:p>2.41</text:p>
          </table:table-cell>
          <table:table-cell table:style-name="ce9" table:formula="of:=1/((1/[.G4])+(1/[.H4]))*10" office:value-type="float" office:value="98.9958158995816">
            <text:p>99.00</text:p>
          </table:table-cell>
          <table:table-cell/>
          <table:table-cell table:style-name="ce13" table:formula="of:=1-[.J4]/[.K4]" office:value-type="float" office:value="0.0335305719921103">
            <text:p>0.034</text:p>
          </table:table-cell>
          <table:table-cell table:style-name="ce13" table:formula="of:=100/[.L4]-1" office:value-type="float" office:value="0.0101437024513946">
            <text:p>0.010</text:p>
          </table:table-cell>
        </table:table-row>
        <table:table-row table:style-name="ro2">
          <table:table-cell table:style-name="ce1" office:value-type="float" office:value="73.85">
            <text:p>73.9</text:p>
          </table:table-cell>
          <table:table-cell table:style-name="ce1" office:value-type="float" office:value="45">
            <text:p>45.0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5]-30" office:value-type="float" office:value="15">
            <text:p>15.0</text:p>
          </table:table-cell>
          <table:table-cell table:style-name="ce1" table:formula="of:=[.A5]-[.B5]" office:value-type="float" office:value="28.85">
            <text:p>28.9</text:p>
          </table:table-cell>
          <table:table-cell table:style-name="ce11" table:formula="of:=[.C5]" office:value-type="float" office:value="5.5">
            <text:p>5.5</text:p>
          </table:table-cell>
          <table:table-cell table:style-name="ce9" table:formula="of:=[.I5]/[.F5]" office:value-type="float" office:value="1.83333333333333">
            <text:p>1.83</text:p>
          </table:table-cell>
          <table:table-cell table:style-name="ce9" table:formula="of:=[.H5]/[.G5]" office:value-type="float" office:value="1.92333333333333">
            <text:p>1.92</text:p>
          </table:table-cell>
          <table:table-cell table:style-name="ce9" table:formula="of:=1/((1/[.G5])+(1/[.H5]))*10" office:value-type="float" office:value="98.6887115165336">
            <text:p>98.69</text:p>
          </table:table-cell>
          <table:table-cell/>
          <table:table-cell table:style-name="ce13" table:formula="of:=1-[.J5]/[.K5]" office:value-type="float" office:value="0.0467937608318889">
            <text:p>0.047</text:p>
          </table:table-cell>
          <table:table-cell table:style-name="ce13" table:formula="of:=100/[.L5]-1" office:value-type="float" office:value="0.0132871172732525">
            <text:p>0.013</text:p>
          </table:table-cell>
        </table:table-row>
        <table:table-row table:style-name="ro2">
          <table:table-cell table:style-name="ce1" office:value-type="float" office:value="71.3">
            <text:p>71.3</text:p>
          </table:table-cell>
          <table:table-cell table:style-name="ce1" office:value-type="float" office:value="46">
            <text:p>46.0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6]-30" office:value-type="float" office:value="16">
            <text:p>16.0</text:p>
          </table:table-cell>
          <table:table-cell table:style-name="ce1" table:formula="of:=[.A6]-[.B6]" office:value-type="float" office:value="25.3">
            <text:p>25.3</text:p>
          </table:table-cell>
          <table:table-cell table:style-name="ce11" table:formula="of:=[.C6]" office:value-type="float" office:value="4.6">
            <text:p>4.6</text:p>
          </table:table-cell>
          <table:table-cell table:style-name="ce9" table:formula="of:=[.I6]/[.F6]" office:value-type="float" office:value="1.53333333333333">
            <text:p>1.53</text:p>
          </table:table-cell>
          <table:table-cell table:style-name="ce9" table:formula="of:=[.H6]/[.G6]" office:value-type="float" office:value="1.58125">
            <text:p>1.58</text:p>
          </table:table-cell>
          <table:table-cell table:style-name="ce9" table:formula="of:=1/((1/[.G6])+(1/[.H6]))*10" office:value-type="float" office:value="98.0145278450363">
            <text:p>98.01</text:p>
          </table:table-cell>
          <table:table-cell/>
          <table:table-cell table:style-name="ce13" table:formula="of:=1-[.J6]/[.K6]" office:value-type="float" office:value="0.0303030303030303">
            <text:p>0.030</text:p>
          </table:table-cell>
          <table:table-cell table:style-name="ce13" table:formula="of:=100/[.L6]-1" office:value-type="float" office:value="0.0202569169960476">
            <text:p>0.020</text:p>
          </table:table-cell>
        </table:table-row>
        <table:table-row table:style-name="ro2">
          <table:table-cell table:style-name="ce1" office:value-type="float" office:value="70.3">
            <text:p>70.3</text:p>
          </table:table-cell>
          <table:table-cell table:style-name="ce1" office:value-type="float" office:value="47">
            <text:p>47.0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7]-30" office:value-type="float" office:value="17">
            <text:p>17.0</text:p>
          </table:table-cell>
          <table:table-cell table:style-name="ce1" table:formula="of:=[.A7]-[.B7]" office:value-type="float" office:value="23.3">
            <text:p>23.3</text:p>
          </table:table-cell>
          <table:table-cell table:style-name="ce11" table:formula="of:=[.C7]" office:value-type="float" office:value="3.9">
            <text:p>3.9</text:p>
          </table:table-cell>
          <table:table-cell table:style-name="ce9" table:formula="of:=[.I7]/[.F7]" office:value-type="float" office:value="1.3">
            <text:p>1.30</text:p>
          </table:table-cell>
          <table:table-cell table:style-name="ce9" table:formula="of:=[.H7]/[.G7]" office:value-type="float" office:value="1.37058823529412">
            <text:p>1.37</text:p>
          </table:table-cell>
          <table:table-cell table:style-name="ce9" table:formula="of:=1/((1/[.G7])+(1/[.H7]))*10" office:value-type="float" office:value="98.287841191067">
            <text:p>98.29</text:p>
          </table:table-cell>
          <table:table-cell/>
          <table:table-cell table:style-name="ce13" table:formula="of:=1-[.J7]/[.K7]" office:value-type="float" office:value="0.0515021459227466">
            <text:p>0.052</text:p>
          </table:table-cell>
          <table:table-cell table:style-name="ce13" table:formula="of:=100/[.L7]-1" office:value-type="float" office:value="0.0174198434738704">
            <text:p>0.017</text:p>
          </table:table-cell>
        </table:table-row>
        <table:table-row table:style-name="ro2">
          <table:table-cell table:style-name="ce1" office:value-type="float" office:value="69.55">
            <text:p>69.6</text:p>
          </table:table-cell>
          <table:table-cell table:style-name="ce1" office:value-type="float" office:value="48">
            <text:p>48.0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8]-30" office:value-type="float" office:value="18">
            <text:p>18.0</text:p>
          </table:table-cell>
          <table:table-cell table:style-name="ce1" table:formula="of:=[.A8]-[.B8]" office:value-type="float" office:value="21.55">
            <text:p>21.6</text:p>
          </table:table-cell>
          <table:table-cell table:style-name="ce11" table:formula="of:=[.C8]" office:value-type="float" office:value="3.3">
            <text:p>3.3</text:p>
          </table:table-cell>
          <table:table-cell table:style-name="ce9" table:formula="of:=[.I8]/[.F8]" office:value-type="float" office:value="1.1">
            <text:p>1.10</text:p>
          </table:table-cell>
          <table:table-cell table:style-name="ce9" table:formula="of:=[.H8]/[.G8]" office:value-type="float" office:value="1.19722222222222">
            <text:p>1.20</text:p>
          </table:table-cell>
          <table:table-cell table:style-name="ce9" table:formula="of:=1/((1/[.G8])+(1/[.H8]))*10" office:value-type="float" office:value="98.078381795196">
            <text:p>98.08</text:p>
          </table:table-cell>
          <table:table-cell/>
          <table:table-cell table:style-name="ce13" table:formula="of:=1-[.J8]/[.K8]" office:value-type="float" office:value="0.0812064965197214">
            <text:p>0.081</text:p>
          </table:table-cell>
          <table:table-cell table:style-name="ce13" table:formula="of:=100/[.L8]-1" office:value-type="float" office:value="0.0195926785253933">
            <text:p>0.020</text:p>
          </table:table-cell>
        </table:table-row>
        <table:table-row table:style-name="ro2">
          <table:table-cell table:style-name="ce1" office:value-type="float" office:value="69.1">
            <text:p>69.1</text:p>
          </table:table-cell>
          <table:table-cell table:style-name="ce1" office:value-type="float" office:value="49">
            <text:p>49.0</text:p>
          </table:table-cell>
          <table:table-cell table:style-name="ce1" office:value-type="float" office:value="3.05">
            <text:p>3.1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9]-30" office:value-type="float" office:value="19">
            <text:p>19.0</text:p>
          </table:table-cell>
          <table:table-cell table:style-name="ce1" table:formula="of:=[.A9]-[.B9]" office:value-type="float" office:value="20.1">
            <text:p>20.1</text:p>
          </table:table-cell>
          <table:table-cell table:style-name="ce11" table:formula="of:=[.C9]" office:value-type="float" office:value="3.05">
            <text:p>3.1</text:p>
          </table:table-cell>
          <table:table-cell table:style-name="ce9" table:formula="of:=[.I9]/[.F9]" office:value-type="float" office:value="1.01666666666667">
            <text:p>1.02</text:p>
          </table:table-cell>
          <table:table-cell table:style-name="ce9" table:formula="of:=[.H9]/[.G9]" office:value-type="float" office:value="1.05789473684211">
            <text:p>1.06</text:p>
          </table:table-cell>
          <table:table-cell table:style-name="ce9" table:formula="of:=1/((1/[.G9])+(1/[.H9]))*10" office:value-type="float" office:value="97.6726342710997">
            <text:p>97.67</text:p>
          </table:table-cell>
          <table:table-cell/>
          <table:table-cell table:style-name="ce13" table:formula="of:=1-[.J9]/[.K9]" office:value-type="float" office:value="0.0389718076285238">
            <text:p>0.039</text:p>
          </table:table-cell>
          <table:table-cell table:style-name="ce13" table:formula="of:=100/[.L9]-1" office:value-type="float" office:value="0.0238282272846297">
            <text:p>0.024</text:p>
          </table:table-cell>
        </table:table-row>
        <table:table-row table:style-name="ro2">
          <table:table-cell table:style-name="ce1" office:value-type="float" office:value="69">
            <text:p>69.0</text:p>
          </table:table-cell>
          <table:table-cell table:style-name="ce1" office:value-type="float" office:value="50">
            <text:p>50.0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10]-30" office:value-type="float" office:value="20">
            <text:p>20.0</text:p>
          </table:table-cell>
          <table:table-cell table:style-name="ce1" table:formula="of:=[.A10]-[.B10]" office:value-type="float" office:value="19">
            <text:p>19.0</text:p>
          </table:table-cell>
          <table:table-cell table:style-name="ce11" table:formula="of:=[.C10]" office:value-type="float" office:value="2.9">
            <text:p>2.9</text:p>
          </table:table-cell>
          <table:table-cell table:style-name="ce9" table:formula="of:=[.I10]/[.F10]" office:value-type="float" office:value="0.966666666666667">
            <text:p>0.97</text:p>
          </table:table-cell>
          <table:table-cell table:style-name="ce9" table:formula="of:=[.H10]/[.G10]" office:value-type="float" office:value="0.95">
            <text:p>0.95</text:p>
          </table:table-cell>
          <table:table-cell table:style-name="ce9" table:formula="of:=1/((1/[.G10])+(1/[.H10]))*10" office:value-type="float" office:value="97.4358974358974">
            <text:p>97.44</text:p>
          </table:table-cell>
          <table:table-cell/>
          <table:table-cell table:style-name="ce13" table:formula="of:=[.J10]/[.K10]-1" office:value-type="float" office:value="0.0175438596491229">
            <text:p>0.018</text:p>
          </table:table-cell>
          <table:table-cell table:style-name="ce13" table:formula="of:=100/[.L10]-1" office:value-type="float" office:value="0.0263157894736843">
            <text:p>0.026</text:p>
          </table:table-cell>
        </table:table-row>
        <table:table-row table:style-name="ro2">
          <table:table-cell table:style-name="ce1" office:value-type="float" office:value="69.15">
            <text:p>69.2</text:p>
          </table:table-cell>
          <table:table-cell table:style-name="ce1" office:value-type="float" office:value="51">
            <text:p>51.0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3">
            <text:p>3.0</text:p>
          </table:table-cell>
          <table:table-cell/>
          <table:table-cell table:style-name="ce6" office:value-type="float" office:value="3">
            <text:p>3.0</text:p>
          </table:table-cell>
          <table:table-cell table:style-name="ce8" table:formula="of:=[.B11]-30" office:value-type="float" office:value="21">
            <text:p>21.0</text:p>
          </table:table-cell>
          <table:table-cell table:style-name="ce8" table:formula="of:=[.A11]-[.B11]" office:value-type="float" office:value="18.15">
            <text:p>18.2</text:p>
          </table:table-cell>
          <table:table-cell table:style-name="ce12" table:formula="of:=[.C11]" office:value-type="float" office:value="2.6">
            <text:p>2.6</text:p>
          </table:table-cell>
          <table:table-cell table:style-name="ce9" table:formula="of:=[.I11]/[.F11]" office:value-type="float" office:value="0.866666666666667">
            <text:p>0.87</text:p>
          </table:table-cell>
          <table:table-cell table:style-name="ce9" table:formula="of:=[.H11]/[.G11]" office:value-type="float" office:value="0.864285714285714">
            <text:p>0.86</text:p>
          </table:table-cell>
          <table:table-cell table:style-name="ce9" table:formula="of:=1/((1/[.G11])+(1/[.H11]))*10" office:value-type="float" office:value="97.3563218390805">
            <text:p>97.36</text:p>
          </table:table-cell>
          <table:table-cell/>
          <table:table-cell table:style-name="ce13" table:formula="of:=[.J11]/[.K11]-1" office:value-type="float" office:value="0.00275482093663881">
            <text:p>0.003</text:p>
          </table:table-cell>
          <table:table-cell table:style-name="ce13" table:formula="of:=100/[.L11]-1" office:value-type="float" office:value="0.0271546635182995">
            <text:p>0.027</text:p>
          </table:table-cell>
        </table:table-row>
        <table:table-row table:style-name="ro2">
          <table:table-cell table:number-columns-repeated="11"/>
          <table:table-cell table:style-name="ce9" table:formula="of:=SUM([.L2:.L11])/10" office:value-type="float" office:value="98.1980419923224">
            <text:p>98.20</text:p>
          </table:table-cell>
          <table:table-cell table:style-name="ce9" table:formula="of:=SQRT(((POWER([.L2]-[.L12];2)+POWER([.L3]-[.L12];2)+POWER([.L4]-[.L12];2)+POWER([.L5]-[.L12];2)+POWER([.L6]-[.L12];2)+POWER([.L7]-[.L12];2)+POWER([.L8]-[.L12];2)+POWER([.L9]-[.L12];2)+POWER([.L10]-[.L12];2)+POWER([.L11]-[.L12];2))/9))" office:value-type="float" office:value="0.584138228938808">
            <text:p>0.58</text:p>
          </table:table-cell>
          <table:table-cell table:style-name="ce14" table:formula="of:=SUM([.N2:.N11])/10" office:value-type="float" office:value="0.0376270123324567">
            <text:p>0.038</text:p>
          </table:table-cell>
          <table:table-cell table:style-name="ce13" table:formula="of:=SUM([.O2:.O11])/10" office:value-type="float" office:value="0.01838270332723">
            <text:p>0.018</text:p>
          </table:table-cell>
        </table:table-row>
        <table:table-row table:style-name="ro2">
          <table:table-cell table:number-columns-repeated="4"/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G-b </text:p>
          </table:table-cell>
          <table:table-cell table:number-columns-repeated="2" office:value-type="float" office:value="0.5">
            <text:p>0.5</text:p>
          </table:table-cell>
          <table:table-cell table:number-columns-repeated="5"/>
        </table:table-row>
        <table:table-row table:style-name="ro2">
          <table:table-cell table:style-name="ce1" office:value-type="float" office:value="40">
            <text:p>40.0</text:p>
          </table:table-cell>
          <table:table-cell table:style-name="ce1" office:value-type="float" office:value="80.95">
            <text:p>81.0</text:p>
          </table:table-cell>
          <table:table-cell table:style-name="ce1"/>
          <table:table-cell office:value-type="float" office:value="30">
            <text:p>30</text:p>
          </table:table-cell>
          <table:table-cell table:style-name="ce1" table:formula="of:=[.A14]-30" office:value-type="float" office:value="10">
            <text:p>10.0</text:p>
          </table:table-cell>
          <table:table-cell table:style-name="ce1" table:formula="of:=[.B14]-[.A14]" office:value-type="float" office:value="40.95">
            <text:p>41.0</text:p>
          </table:table-cell>
          <table:table-cell table:style-name="ce9" table:formula="of:=1/(1/[.A14]+1/[.B14])*10" office:value-type="float" office:value="267.713931376602">
            <text:p>267.71</text:p>
          </table:table-cell>
          <table:table-cell office:value-type="string">
            <text:p>mm</text:p>
          </table:table-cell>
          <table:table-cell table:style-name="ce13" table:formula="of:=([.E14]*([.E14]+[.F14])-[.F14]*[.E14]*[.E14])/(([.E14]+[.F14])*([.E14]+[.F14]))*[.J13]+([.F14]*([.E14]+[.F14])-[.F14]*[.E14]*[.E14])/(([.E14]+[.F14])*([.E14]+[.F14]))*[.I13]" office:value-type="float" office:value="-1.07748605735385">
            <text:p>-1.077</text:p>
          </table:table-cell>
          <table:table-cell table:number-columns-repeated="6"/>
        </table:table-row>
        <table:table-row table:style-name="ro2">
          <table:table-cell table:style-name="ce1" office:value-type="float" office:value="40.5">
            <text:p>40.5</text:p>
          </table:table-cell>
          <table:table-cell table:style-name="ce1" office:value-type="float" office:value="75.1">
            <text:p>75.1</text:p>
          </table:table-cell>
          <table:table-cell table:style-name="ce1"/>
          <table:table-cell/>
          <table:table-cell table:style-name="ce1" table:formula="of:=[.A15]-30" office:value-type="float" office:value="10.5">
            <text:p>10.5</text:p>
          </table:table-cell>
          <table:table-cell table:style-name="ce1" table:formula="of:=[.B15]-[.A15]" office:value-type="float" office:value="34.6">
            <text:p>34.6</text:p>
          </table:table-cell>
          <table:table-cell table:style-name="ce9" table:formula="of:=1/(1/[.A15]+1/[.B15])*10" office:value-type="float" office:value="263.109861591695">
            <text:p>263.11</text:p>
          </table:table-cell>
          <table:table-cell/>
          <table:table-cell table:style-name="ce13" table:formula="of:=([.E15]*([.E15]+[.F15])-[.F15]*[.E15]*[.E15])/(([.E15]+[.F15])*([.E15]+[.F15]))*[.J13]+([.F15]*([.E15]+[.F15])-[.F15]*[.E15]*[.E15])/(([.E15]+[.F15])*([.E15]+[.F15]))*[.I13]" office:value-type="float" office:value="-1.37543325745694">
            <text:p>-1.375</text:p>
          </table:table-cell>
          <table:table-cell table:number-columns-repeated="6"/>
        </table:table-row>
        <table:table-row table:style-name="ro2">
          <table:table-cell table:style-name="ce1" office:value-type="float" office:value="41">
            <text:p>41.0</text:p>
          </table:table-cell>
          <table:table-cell table:style-name="ce1" office:value-type="float" office:value="70.8">
            <text:p>70.8</text:p>
          </table:table-cell>
          <table:table-cell table:style-name="ce1"/>
          <table:table-cell/>
          <table:table-cell table:style-name="ce1" table:formula="of:=[.A16]-30" office:value-type="float" office:value="11">
            <text:p>11.0</text:p>
          </table:table-cell>
          <table:table-cell table:style-name="ce1" table:formula="of:=[.B16]-[.A16]" office:value-type="float" office:value="29.8">
            <text:p>29.8</text:p>
          </table:table-cell>
          <table:table-cell table:style-name="ce9" table:formula="of:=1/(1/[.A16]+1/[.B16])*10" office:value-type="float" office:value="259.642218246869">
            <text:p>259.64</text:p>
          </table:table-cell>
          <table:table-cell/>
          <table:table-cell table:style-name="ce13" table:formula="of:=([.E16]*([.E16]+[.F16])-[.F16]*[.E16]*[.E16])/(([.E16]+[.F16])*([.E16]+[.F16]))*[.J13]+([.F16]*([.E16]+[.F16])-[.F16]*[.E16]*[.E16])/(([.E16]+[.F16])*([.E16]+[.F16]))*[.I13]" office:value-type="float" office:value="-1.66611399461745">
            <text:p>-1.666</text:p>
          </table:table-cell>
          <table:table-cell table:number-columns-repeated="6"/>
        </table:table-row>
        <table:table-row table:style-name="ro2">
          <table:table-cell table:style-name="ce1" office:value-type="float" office:value="41.5">
            <text:p>41.5</text:p>
          </table:table-cell>
          <table:table-cell table:style-name="ce1" office:value-type="float" office:value="68.2">
            <text:p>68.2</text:p>
          </table:table-cell>
          <table:table-cell table:style-name="ce1"/>
          <table:table-cell/>
          <table:table-cell table:style-name="ce1" table:formula="of:=[.A17]-30" office:value-type="float" office:value="11.5">
            <text:p>11.5</text:p>
          </table:table-cell>
          <table:table-cell table:style-name="ce1" table:formula="of:=[.B17]-[.A17]" office:value-type="float" office:value="26.7">
            <text:p>26.7</text:p>
          </table:table-cell>
          <table:table-cell table:style-name="ce9" table:formula="of:=1/(1/[.A17]+1/[.B17])*10" office:value-type="float" office:value="258.003646308113">
            <text:p>258.00</text:p>
          </table:table-cell>
          <table:table-cell/>
          <table:table-cell table:style-name="ce13" table:formula="of:=([.E17]*([.E17]+[.F17])-[.F17]*[.E17]*[.E17])/(([.E17]+[.F17])*([.E17]+[.F17]))*[.J13]+([.F17]*([.E17]+[.F17])-[.F17]*[.E17]*[.E17])/(([.E17]+[.F17])*([.E17]+[.F17]))*[.I13]" office:value-type="float" office:value="-1.91980414462323">
            <text:p>-1.920</text:p>
          </table:table-cell>
          <table:table-cell table:number-columns-repeated="6"/>
        </table:table-row>
        <table:table-row table:style-name="ro2">
          <table:table-cell table:style-name="ce1" office:value-type="float" office:value="42">
            <text:p>42.0</text:p>
          </table:table-cell>
          <table:table-cell table:style-name="ce1" office:value-type="float" office:value="67.2">
            <text:p>67.2</text:p>
          </table:table-cell>
          <table:table-cell table:style-name="ce1"/>
          <table:table-cell/>
          <table:table-cell table:style-name="ce1" table:formula="of:=[.A18]-30" office:value-type="float" office:value="12">
            <text:p>12.0</text:p>
          </table:table-cell>
          <table:table-cell table:style-name="ce1" table:formula="of:=[.B18]-[.A18]" office:value-type="float" office:value="25.2">
            <text:p>25.2</text:p>
          </table:table-cell>
          <table:table-cell table:style-name="ce9" table:formula="of:=1/(1/[.A18]+1/[.B18])*10" office:value-type="float" office:value="258.461538461538">
            <text:p>258.46</text:p>
          </table:table-cell>
          <table:table-cell/>
          <table:table-cell table:style-name="ce13" table:formula="of:=([.E18]*([.E18]+[.F18])-[.F18]*[.E18]*[.E18])/(([.E18]+[.F18])*([.E18]+[.F18]))*[.J13]+([.F18]*([.E18]+[.F18])-[.F18]*[.E18]*[.E18])/(([.E18]+[.F18])*([.E18]+[.F18]))*[.I13]" office:value-type="float" office:value="-2.12226847034339">
            <text:p>-2.122</text:p>
          </table:table-cell>
          <table:table-cell table:number-columns-repeated="6"/>
        </table:table-row>
        <table:table-row table:style-name="ro2">
          <table:table-cell table:style-name="ce1" office:value-type="float" office:value="42.5">
            <text:p>42.5</text:p>
          </table:table-cell>
          <table:table-cell table:style-name="ce1" office:value-type="float" office:value="65.2">
            <text:p>65.2</text:p>
          </table:table-cell>
          <table:table-cell table:style-name="ce1"/>
          <table:table-cell/>
          <table:table-cell table:style-name="ce1" table:formula="of:=[.A19]-30" office:value-type="float" office:value="12.5">
            <text:p>12.5</text:p>
          </table:table-cell>
          <table:table-cell table:style-name="ce1" table:formula="of:=[.B19]-[.A19]" office:value-type="float" office:value="22.7">
            <text:p>22.7</text:p>
          </table:table-cell>
          <table:table-cell table:style-name="ce9" table:formula="of:=1/(1/[.A19]+1/[.B19])*10" office:value-type="float" office:value="257.288765088208">
            <text:p>257.29</text:p>
          </table:table-cell>
          <table:table-cell/>
          <table:table-cell table:style-name="ce13" table:formula="of:=([.E19]*([.E19]+[.F19])-[.F19]*[.E19]*[.E19])/(([.E19]+[.F19])*([.E19]+[.F19]))*[.J13]+([.F19]*([.E19]+[.F19])-[.F19]*[.E19]*[.E19])/(([.E19]+[.F19])*([.E19]+[.F19]))*[.I13]" office:value-type="float" office:value="-2.36259927040289">
            <text:p>-2.363</text:p>
          </table:table-cell>
          <table:table-cell table:number-columns-repeated="6"/>
        </table:table-row>
        <table:table-row table:style-name="ro2">
          <table:table-cell table:style-name="ce1" office:value-type="float" office:value="43">
            <text:p>43.0</text:p>
          </table:table-cell>
          <table:table-cell table:style-name="ce1" office:value-type="float" office:value="64.65">
            <text:p>64.7</text:p>
          </table:table-cell>
          <table:table-cell table:style-name="ce1"/>
          <table:table-cell/>
          <table:table-cell table:style-name="ce1" table:formula="of:=[.A20]-30" office:value-type="float" office:value="13">
            <text:p>13.0</text:p>
          </table:table-cell>
          <table:table-cell table:style-name="ce1" table:formula="of:=[.B20]-[.A20]" office:value-type="float" office:value="21.65">
            <text:p>21.7</text:p>
          </table:table-cell>
          <table:table-cell table:style-name="ce9" table:formula="of:=1/(1/[.A20]+1/[.B20])*10" office:value-type="float" office:value="258.239665582908">
            <text:p>258.24</text:p>
          </table:table-cell>
          <table:table-cell/>
          <table:table-cell table:style-name="ce13" table:formula="of:=([.E20]*([.E20]+[.F20])-[.F20]*[.E20]*[.E20])/(([.E20]+[.F20])*([.E20]+[.F20]))*[.J13]+([.F20]*([.E20]+[.F20])-[.F20]*[.E20]*[.E20])/(([.E20]+[.F20])*([.E20]+[.F20]))*[.I13]" office:value-type="float" office:value="-2.54746079637854">
            <text:p>-2.547</text:p>
          </table:table-cell>
          <table:table-cell table:number-columns-repeated="6"/>
        </table:table-row>
        <table:table-row table:style-name="ro2">
          <table:table-cell table:style-name="ce1" office:value-type="float" office:value="43.5">
            <text:p>43.5</text:p>
          </table:table-cell>
          <table:table-cell table:style-name="ce1" office:value-type="float" office:value="63.6">
            <text:p>63.6</text:p>
          </table:table-cell>
          <table:table-cell table:style-name="ce1"/>
          <table:table-cell/>
          <table:table-cell table:style-name="ce1" table:formula="of:=[.A21]-30" office:value-type="float" office:value="13.5">
            <text:p>13.5</text:p>
          </table:table-cell>
          <table:table-cell table:style-name="ce1" table:formula="of:=[.B21]-[.A21]" office:value-type="float" office:value="20.1">
            <text:p>20.1</text:p>
          </table:table-cell>
          <table:table-cell table:style-name="ce9" table:formula="of:=1/(1/[.A21]+1/[.B21])*10" office:value-type="float" office:value="258.319327731092">
            <text:p>258.32</text:p>
          </table:table-cell>
          <table:table-cell/>
          <table:table-cell table:style-name="ce13" table:formula="of:=([.E21]*([.E21]+[.F21])-[.F21]*[.E21]*[.E21])/(([.E21]+[.F21])*([.E21]+[.F21]))*[.J13]+([.F21]*([.E21]+[.F21])-[.F21]*[.E21]*[.E21])/(([.E21]+[.F21])*([.E21]+[.F21]))*[.I13]" office:value-type="float" office:value="-2.74477838010204">
            <text:p>-2.745</text:p>
          </table:table-cell>
          <table:table-cell table:number-columns-repeated="6"/>
        </table:table-row>
        <table:table-row table:style-name="ro2">
          <table:table-cell table:style-name="ce1" office:value-type="float" office:value="44">
            <text:p>44.0</text:p>
          </table:table-cell>
          <table:table-cell table:style-name="ce1" office:value-type="float" office:value="63">
            <text:p>63.0</text:p>
          </table:table-cell>
          <table:table-cell table:style-name="ce1"/>
          <table:table-cell/>
          <table:table-cell table:style-name="ce1" table:formula="of:=[.A22]-30" office:value-type="float" office:value="14">
            <text:p>14.0</text:p>
          </table:table-cell>
          <table:table-cell table:style-name="ce1" table:formula="of:=[.B22]-[.A22]" office:value-type="float" office:value="19">
            <text:p>19.0</text:p>
          </table:table-cell>
          <table:table-cell table:style-name="ce9" table:formula="of:=1/(1/[.A22]+1/[.B22])*10" office:value-type="float" office:value="259.065420560748">
            <text:p>259.07</text:p>
          </table:table-cell>
          <table:table-cell/>
          <table:table-cell table:style-name="ce13" table:formula="of:=([.E22]*([.E22]+[.F22])-[.F22]*[.E22]*[.E22])/(([.E22]+[.F22])*([.E22]+[.F22]))*[.J13]+([.F22]*([.E22]+[.F22])-[.F22]*[.E22]*[.E22])/(([.E22]+[.F22])*([.E22]+[.F22]))*[.I13]" office:value-type="float" office:value="-2.91965105601469">
            <text:p>-2.920</text:p>
          </table:table-cell>
          <table:table-cell table:number-columns-repeated="6"/>
        </table:table-row>
        <table:table-row table:style-name="ro2">
          <table:table-cell table:style-name="ce1" office:value-type="float" office:value="45">
            <text:p>45.0</text:p>
          </table:table-cell>
          <table:table-cell table:style-name="ce1" office:value-type="float" office:value="63.15">
            <text:p>63.2</text:p>
          </table:table-cell>
          <table:table-cell table:style-name="ce1"/>
          <table:table-cell/>
          <table:table-cell table:style-name="ce1" table:formula="of:=[.A23]-30" office:value-type="float" office:value="15">
            <text:p>15.0</text:p>
          </table:table-cell>
          <table:table-cell table:style-name="ce1" table:formula="of:=[.B23]-[.A23]" office:value-type="float" office:value="18.15">
            <text:p>18.2</text:p>
          </table:table-cell>
          <table:table-cell table:style-name="ce9" table:formula="of:=1/(1/[.A23]+1/[.B23])*10" office:value-type="float" office:value="262.760055478502">
            <text:p>262.76</text:p>
          </table:table-cell>
          <table:table-cell/>
          <table:table-cell table:style-name="ce13" table:formula="of:=([.E23]*([.E23]+[.F23])-[.F23]*[.E23]*[.E23])/(([.E23]+[.F23])*([.E23]+[.F23]))*[.J13]+([.F23]*([.E23]+[.F23])-[.F23]*[.E23]*[.E23])/(([.E23]+[.F23])*([.E23]+[.F23]))*[.I13]" office:value-type="float" office:value="-3.216140128171">
            <text:p>-3.216</text:p>
          </table:table-cell>
          <table:table-cell table:number-columns-repeated="6"/>
        </table:table-row>
        <table:table-row table:style-name="ro2">
          <table:table-cell table:style-name="ce1" table:number-columns-repeated="3"/>
          <table:table-cell table:number-columns-repeated="3"/>
          <table:table-cell table:style-name="ce9" table:formula="of:=SUM([.G15:.G23])/9" office:value-type="float" office:value="259.432277672186">
            <text:p>259.43</text:p>
          </table:table-cell>
          <table:table-cell table:style-name="ce9" table:formula="of:=SQRT(((POWER([.G15]-[.G24];2)+POWER([.G16]-[.G24];2)+POWER([.G17]-[.G24];2)+POWER([.G18]-[.G24];2)+POWER([.G19]-[.G24];2)+POWER([.G20]-[.G24];2)+POWER([.G21]-[.G24];2)+POWER([.G22]-[.G24];2)+POWER([.G23]-[.G24];2))/8))" office:value-type="float" office:value="2.09213818115591">
            <text:p>2.09</text:p>
          </table:table-cell>
          <table:table-cell table:number-columns-repeated="7"/>
        </table:table-row>
        <table:table-row table:style-name="ro2">
          <table:table-cell table:style-name="ce1" table:number-columns-repeated="3"/>
          <table:table-cell/>
          <table:table-cell office:value-type="string">
            <text:p>e</text:p>
          </table:table-cell>
          <table:table-cell office:value-type="string">
            <text:p>d</text:p>
          </table:table-cell>
          <table:table-cell table:style-name="ce9" office:value-type="string">
            <text:p>f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70">
            <text:p>70.0</text:p>
          </table:table-cell>
          <table:table-cell table:style-name="ce1" office:value-type="float" office:value="47">
            <text:p>47.0</text:p>
          </table:table-cell>
          <table:table-cell table:style-name="ce1" office:value-type="float" office:value="53.5">
            <text:p>53.5</text:p>
          </table:table-cell>
          <table:table-cell/>
          <table:table-cell table:style-name="ce1" table:formula="of:=[.A26]-30" office:value-type="float" office:value="40">
            <text:p>40.0</text:p>
          </table:table-cell>
          <table:table-cell table:style-name="ce1" table:formula="of:=[.C26]-[.B26]" office:value-type="float" office:value="6.5">
            <text:p>6.5</text:p>
          </table:table-cell>
          <table:table-cell table:style-name="ce9" table:formula="of:=([.E26]*[.E26]-[.F26]*[.F26])/(4*[.E26])*10" office:value-type="float" office:value="97.359375">
            <text:p>97.36</text:p>
          </table:table-cell>
          <table:table-cell table:style-name="ce9" office:value-type="string">
            <text:p>mm</text:p>
          </table:table-cell>
          <table:table-cell table:number-columns-repeated="7"/>
        </table:table-row>
        <table:table-row table:style-name="ro2">
          <table:table-cell table:style-name="ce1" office:value-type="float" office:value="75">
            <text:p>75.0</text:p>
          </table:table-cell>
          <table:table-cell table:style-name="ce1" office:value-type="float" office:value="44.55">
            <text:p>44.6</text:p>
          </table:table-cell>
          <table:table-cell table:style-name="ce1" office:value-type="float" office:value="60.6">
            <text:p>60.6</text:p>
          </table:table-cell>
          <table:table-cell/>
          <table:table-cell table:style-name="ce1" table:formula="of:=[.A27]-30" office:value-type="float" office:value="45">
            <text:p>45.0</text:p>
          </table:table-cell>
          <table:table-cell table:style-name="ce1" table:formula="of:=[.C27]-[.B27]" office:value-type="float" office:value="16.05">
            <text:p>16.1</text:p>
          </table:table-cell>
          <table:table-cell table:style-name="ce9" table:formula="of:=([.E27]*[.E27]-[.F27]*[.F27])/(4*[.E27])*10" office:value-type="float" office:value="98.18875">
            <text:p>98.19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80">
            <text:p>80.0</text:p>
          </table:table-cell>
          <table:table-cell table:style-name="ce1" office:value-type="float" office:value="43.65">
            <text:p>43.7</text:p>
          </table:table-cell>
          <table:table-cell table:style-name="ce1" office:value-type="float" office:value="66.7">
            <text:p>66.7</text:p>
          </table:table-cell>
          <table:table-cell/>
          <table:table-cell table:style-name="ce1" table:formula="of:=[.A28]-30" office:value-type="float" office:value="50">
            <text:p>50.0</text:p>
          </table:table-cell>
          <table:table-cell table:style-name="ce1" table:formula="of:=[.C28]-[.B28]" office:value-type="float" office:value="23.05">
            <text:p>23.1</text:p>
          </table:table-cell>
          <table:table-cell table:style-name="ce9" table:formula="of:=([.E28]*[.E28]-[.F28]*[.F28])/(4*[.E28])*10" office:value-type="float" office:value="98.434875">
            <text:p>98.43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85">
            <text:p>85.0</text:p>
          </table:table-cell>
          <table:table-cell table:style-name="ce1" office:value-type="float" office:value="43.1">
            <text:p>43.1</text:p>
          </table:table-cell>
          <table:table-cell table:style-name="ce1" office:value-type="float" office:value="72.7">
            <text:p>72.7</text:p>
          </table:table-cell>
          <table:table-cell/>
          <table:table-cell table:style-name="ce1" table:formula="of:=[.A29]-30" office:value-type="float" office:value="55">
            <text:p>55.0</text:p>
          </table:table-cell>
          <table:table-cell table:style-name="ce1" table:formula="of:=[.C29]-[.B29]" office:value-type="float" office:value="29.6">
            <text:p>29.6</text:p>
          </table:table-cell>
          <table:table-cell table:style-name="ce9" table:formula="of:=([.E29]*[.E29]-[.F29]*[.F29])/(4*[.E29])*10" office:value-type="float" office:value="97.6745454545455">
            <text:p>97.67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90">
            <text:p>90.0</text:p>
          </table:table-cell>
          <table:table-cell table:style-name="ce1" office:value-type="float" office:value="42.65">
            <text:p>42.7</text:p>
          </table:table-cell>
          <table:table-cell table:style-name="ce1" office:value-type="float" office:value="78">
            <text:p>78.0</text:p>
          </table:table-cell>
          <table:table-cell/>
          <table:table-cell table:style-name="ce1" table:formula="of:=[.A30]-30" office:value-type="float" office:value="60">
            <text:p>60.0</text:p>
          </table:table-cell>
          <table:table-cell table:style-name="ce1" table:formula="of:=[.C30]-[.B30]" office:value-type="float" office:value="35.35">
            <text:p>35.4</text:p>
          </table:table-cell>
          <table:table-cell table:style-name="ce9" table:formula="of:=([.E30]*[.E30]-[.F30]*[.F30])/(4*[.E30])*10" office:value-type="float" office:value="97.9323958333333">
            <text:p>97.93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95">
            <text:p>95.0</text:p>
          </table:table-cell>
          <table:table-cell table:style-name="ce1" office:value-type="float" office:value="42.3">
            <text:p>42.3</text:p>
          </table:table-cell>
          <table:table-cell table:style-name="ce1" office:value-type="float" office:value="83.45">
            <text:p>83.5</text:p>
          </table:table-cell>
          <table:table-cell/>
          <table:table-cell table:style-name="ce1" table:formula="of:=[.A31]-30" office:value-type="float" office:value="65">
            <text:p>65.0</text:p>
          </table:table-cell>
          <table:table-cell table:style-name="ce1" table:formula="of:=[.C31]-[.B31]" office:value-type="float" office:value="41.15">
            <text:p>41.2</text:p>
          </table:table-cell>
          <table:table-cell table:style-name="ce9" table:formula="of:=([.E31]*[.E31]-[.F31]*[.F31])/(4*[.E31])*10" office:value-type="float" office:value="97.3722115384615">
            <text:p>97.37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100">
            <text:p>100.0</text:p>
          </table:table-cell>
          <table:table-cell table:style-name="ce1" office:value-type="float" office:value="41.95">
            <text:p>42.0</text:p>
          </table:table-cell>
          <table:table-cell table:style-name="ce1" office:value-type="float" office:value="88.55">
            <text:p>88.6</text:p>
          </table:table-cell>
          <table:table-cell/>
          <table:table-cell table:style-name="ce1" table:formula="of:=[.A32]-30" office:value-type="float" office:value="70">
            <text:p>70.0</text:p>
          </table:table-cell>
          <table:table-cell table:style-name="ce1" table:formula="of:=[.C32]-[.B32]" office:value-type="float" office:value="46.6">
            <text:p>46.6</text:p>
          </table:table-cell>
          <table:table-cell table:style-name="ce9" table:formula="of:=([.E32]*[.E32]-[.F32]*[.F32])/(4*[.E32])*10" office:value-type="float" office:value="97.4442857142857">
            <text:p>97.44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105">
            <text:p>105.0</text:p>
          </table:table-cell>
          <table:table-cell table:style-name="ce1" office:value-type="float" office:value="41.85">
            <text:p>41.9</text:p>
          </table:table-cell>
          <table:table-cell table:style-name="ce1" office:value-type="float" office:value="93.6">
            <text:p>93.6</text:p>
          </table:table-cell>
          <table:table-cell/>
          <table:table-cell table:style-name="ce1" table:formula="of:=[.A33]-30" office:value-type="float" office:value="75">
            <text:p>75.0</text:p>
          </table:table-cell>
          <table:table-cell table:style-name="ce1" table:formula="of:=[.C33]-[.B33]" office:value-type="float" office:value="51.75">
            <text:p>51.8</text:p>
          </table:table-cell>
          <table:table-cell table:style-name="ce9" table:formula="of:=([.E33]*[.E33]-[.F33]*[.F33])/(4*[.E33])*10" office:value-type="float" office:value="98.23125">
            <text:p>98.23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110">
            <text:p>110.0</text:p>
          </table:table-cell>
          <table:table-cell table:style-name="ce1" office:value-type="float" office:value="41.65">
            <text:p>41.7</text:p>
          </table:table-cell>
          <table:table-cell table:style-name="ce1" office:value-type="float" office:value="99">
            <text:p>99.0</text:p>
          </table:table-cell>
          <table:table-cell/>
          <table:table-cell table:style-name="ce1" table:formula="of:=[.A34]-30" office:value-type="float" office:value="80">
            <text:p>80.0</text:p>
          </table:table-cell>
          <table:table-cell table:style-name="ce1" table:formula="of:=[.C34]-[.B34]" office:value-type="float" office:value="57.35">
            <text:p>57.4</text:p>
          </table:table-cell>
          <table:table-cell table:style-name="ce9" table:formula="of:=([.E34]*[.E34]-[.F34]*[.F34])/(4*[.E34])*10" office:value-type="float" office:value="97.218046875">
            <text:p>97.22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115">
            <text:p>115.0</text:p>
          </table:table-cell>
          <table:table-cell table:style-name="ce1" office:value-type="float" office:value="41.4">
            <text:p>41.4</text:p>
          </table:table-cell>
          <table:table-cell table:style-name="ce1" office:value-type="float" office:value="104">
            <text:p>104.0</text:p>
          </table:table-cell>
          <table:table-cell/>
          <table:table-cell table:style-name="ce1" table:formula="of:=[.A35]-30" office:value-type="float" office:value="85">
            <text:p>85.0</text:p>
          </table:table-cell>
          <table:table-cell table:style-name="ce1" table:formula="of:=[.C35]-[.B35]" office:value-type="float" office:value="62.6">
            <text:p>62.6</text:p>
          </table:table-cell>
          <table:table-cell table:style-name="ce9" table:formula="of:=([.E35]*[.E35]-[.F35]*[.F35])/(4*[.E35])*10" office:value-type="float" office:value="97.2423529411765">
            <text:p>97.24</text:p>
          </table:table-cell>
          <table:table-cell table:style-name="ce9"/>
          <table:table-cell table:number-columns-repeated="7"/>
        </table:table-row>
        <table:table-row table:style-name="ro2">
          <table:table-cell table:number-columns-repeated="4"/>
          <table:table-cell table:style-name="ce1" table:number-columns-repeated="2"/>
          <table:table-cell table:style-name="ce9" table:formula="of:=SUM([.G26:.G35])/10" office:value-type="float" office:value="97.7098088356803">
            <text:p>97.71</text:p>
          </table:table-cell>
          <table:table-cell table:style-name="ce9" table:formula="of:=SQRT(((POWER([.G26]-[.G36];2)+POWER([.G27]-[.G36];2)+POWER([.G28]-[.G36];2)+POWER([.G29]-[.G36];2)+POWER([.G30]-[.G36];2)+POWER([.G31]-[.G36];2)+POWER([.G32]-[.G36];2)+POWER([.G33]-[.G36];2)+POWER([.G34]-[.G36];2)+POWER([.G35]-[.G36];2))/9))" office:value-type="float" office:value="0.452820558339512">
            <text:p>0.45</text:p>
          </table:table-cell>
          <table:table-cell table:number-columns-repeated="7"/>
        </table:table-row>
        <table:table-row table:style-name="ro2">
          <table:table-cell/>
          <table:table-cell table:style-name="ce2" table:number-columns-repeated="2"/>
          <table:table-cell/>
          <table:table-cell table:style-name="ce1" table:number-columns-repeated="2"/>
          <table:table-cell table:style-name="ce9"/>
          <table:table-cell table:number-columns-repeated="8"/>
        </table:table-row>
        <table:table-row table:style-name="ro1">
          <table:table-cell/>
          <table:table-cell table:style-name="ce2" office:value-type="string">
            <text:p>blau</text:p>
          </table:table-cell>
          <table:table-cell table:number-columns-repeated="2"/>
          <table:table-cell table:style-name="ce1" table:number-columns-repeated="2"/>
          <table:table-cell table:style-name="ce9"/>
          <table:table-cell table:number-columns-repeated="8"/>
        </table:table-row>
        <table:table-row table:style-name="ro2">
          <table:table-cell table:style-name="ce1" office:value-type="float" office:value="75">
            <text:p>75.0</text:p>
          </table:table-cell>
          <table:table-cell table:style-name="ce1" office:value-type="float" office:value="44.6">
            <text:p>44.6</text:p>
          </table:table-cell>
          <table:table-cell table:style-name="ce1" office:value-type="float" office:value="61.05">
            <text:p>61.1</text:p>
          </table:table-cell>
          <table:table-cell/>
          <table:table-cell table:style-name="ce1" table:formula="of:=[.A39]-30" office:value-type="float" office:value="45">
            <text:p>45.0</text:p>
          </table:table-cell>
          <table:table-cell table:style-name="ce1" table:formula="of:=[.C39]-[.B39]" office:value-type="float" office:value="16.45">
            <text:p>16.5</text:p>
          </table:table-cell>
          <table:table-cell table:style-name="ce9" table:formula="of:=([.E39]*[.E39]-[.F39]*[.F39])/(4*[.E39])*10" office:value-type="float" office:value="97.4665277777778">
            <text:p>97.47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2">
          <table:table-cell table:style-name="ce1" office:value-type="float" office:value="80">
            <text:p>80.0</text:p>
          </table:table-cell>
          <table:table-cell table:style-name="ce1" office:value-type="float" office:value="43.75">
            <text:p>43.8</text:p>
          </table:table-cell>
          <table:table-cell table:style-name="ce1" office:value-type="float" office:value="67.15">
            <text:p>67.2</text:p>
          </table:table-cell>
          <table:table-cell/>
          <table:table-cell table:style-name="ce1" table:formula="of:=[.A40]-30" office:value-type="float" office:value="50">
            <text:p>50.0</text:p>
          </table:table-cell>
          <table:table-cell table:style-name="ce1" table:formula="of:=[.C40]-[.B40]" office:value-type="float" office:value="23.4">
            <text:p>23.4</text:p>
          </table:table-cell>
          <table:table-cell table:style-name="ce9" table:formula="of:=([.E40]*[.E40]-[.F40]*[.F40])/(4*[.E40])*10" office:value-type="float" office:value="97.622">
            <text:p>97.62</text:p>
          </table:table-cell>
          <table:table-cell table:number-columns-repeated="8"/>
        </table:table-row>
        <table:table-row table:style-name="ro2">
          <table:table-cell table:style-name="ce1" office:value-type="float" office:value="85">
            <text:p>85.0</text:p>
          </table:table-cell>
          <table:table-cell table:style-name="ce1" office:value-type="float" office:value="42.95">
            <text:p>43.0</text:p>
          </table:table-cell>
          <table:table-cell table:style-name="ce1" office:value-type="float" office:value="72.65">
            <text:p>72.7</text:p>
          </table:table-cell>
          <table:table-cell/>
          <table:table-cell table:style-name="ce1" table:formula="of:=[.A41]-30" office:value-type="float" office:value="55">
            <text:p>55.0</text:p>
          </table:table-cell>
          <table:table-cell table:style-name="ce1" table:formula="of:=[.C41]-[.B41]" office:value-type="float" office:value="29.7">
            <text:p>29.7</text:p>
          </table:table-cell>
          <table:table-cell table:style-name="ce9" table:formula="of:=([.E41]*[.E41]-[.F41]*[.F41])/(4*[.E41])*10" office:value-type="float" office:value="97.405">
            <text:p>97.41</text:p>
          </table:table-cell>
          <table:table-cell table:number-columns-repeated="8"/>
        </table:table-row>
        <table:table-row table:style-name="ro2">
          <table:table-cell table:style-name="ce1" office:value-type="float" office:value="90">
            <text:p>90.0</text:p>
          </table:table-cell>
          <table:table-cell table:style-name="ce1" office:value-type="float" office:value="42.7">
            <text:p>42.7</text:p>
          </table:table-cell>
          <table:table-cell table:style-name="ce1" office:value-type="float" office:value="77.95">
            <text:p>78.0</text:p>
          </table:table-cell>
          <table:table-cell/>
          <table:table-cell table:style-name="ce1" table:formula="of:=[.A42]-30" office:value-type="float" office:value="60">
            <text:p>60.0</text:p>
          </table:table-cell>
          <table:table-cell table:style-name="ce1" table:formula="of:=[.C42]-[.B42]" office:value-type="float" office:value="35.25">
            <text:p>35.3</text:p>
          </table:table-cell>
          <table:table-cell table:style-name="ce9" table:formula="of:=([.E42]*[.E42]-[.F42]*[.F42])/(4*[.E42])*10" office:value-type="float" office:value="98.2265625">
            <text:p>98.23</text:p>
          </table:table-cell>
          <table:table-cell table:number-columns-repeated="8"/>
        </table:table-row>
        <table:table-row table:style-name="ro2">
          <table:table-cell table:style-name="ce1" office:value-type="float" office:value="95">
            <text:p>95.0</text:p>
          </table:table-cell>
          <table:table-cell table:style-name="ce1" office:value-type="float" office:value="42.15">
            <text:p>42.2</text:p>
          </table:table-cell>
          <table:table-cell table:style-name="ce1" office:value-type="float" office:value="83.2">
            <text:p>83.2</text:p>
          </table:table-cell>
          <table:table-cell/>
          <table:table-cell table:style-name="ce1" table:formula="of:=[.A43]-30" office:value-type="float" office:value="65">
            <text:p>65.0</text:p>
          </table:table-cell>
          <table:table-cell table:style-name="ce1" table:formula="of:=[.C43]-[.B43]" office:value-type="float" office:value="41.05">
            <text:p>41.1</text:p>
          </table:table-cell>
          <table:table-cell table:style-name="ce9" table:formula="of:=([.E43]*[.E43]-[.F43]*[.F43])/(4*[.E43])*10" office:value-type="float" office:value="97.6883653846154">
            <text:p>97.69</text:p>
          </table:table-cell>
          <table:table-cell table:number-columns-repeated="8"/>
        </table:table-row>
        <table:table-row table:style-name="ro2">
          <table:table-cell table:style-name="ce1" table:number-columns-repeated="3"/>
          <table:table-cell/>
          <table:table-cell table:style-name="ce1" table:number-columns-repeated="2"/>
          <table:table-cell table:style-name="ce9" table:formula="of:=SUM([.G39:.G43])/5" office:value-type="float" office:value="97.6816911324786">
            <text:p>97.68</text:p>
          </table:table-cell>
          <table:table-cell table:formula="of:=SQRT(((POWER([.G39]-[.G44];2)+POWER([.G40]-[.G44];2)+POWER([.G41]-[.G44];2)+POWER([.G42]-[.G44];2)+POWER([.G43]-[.G44];2))/4))" office:value-type="float" office:value="0.325325082064547">
            <text:p>0.3253250821</text:p>
          </table:table-cell>
          <table:table-cell table:number-columns-repeated="7"/>
        </table:table-row>
        <table:table-row table:style-name="ro2">
          <table:table-cell table:style-name="ce1"/>
          <table:table-cell table:style-name="ce3" office:value-type="string">
            <text:p>rot</text:p>
          </table:table-cell>
          <table:table-cell table:style-name="ce1"/>
          <table:table-cell/>
          <table:table-cell table:style-name="ce1" table:number-columns-repeated="2"/>
          <table:table-cell table:style-name="ce9"/>
          <table:table-cell table:number-columns-repeated="8"/>
        </table:table-row>
        <table:table-row table:style-name="ro2">
          <table:table-cell table:style-name="ce1" office:value-type="float" office:value="75">
            <text:p>75.0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60.7">
            <text:p>60.7</text:p>
          </table:table-cell>
          <table:table-cell/>
          <table:table-cell table:style-name="ce1" table:formula="of:=[.A46]-30" office:value-type="float" office:value="45">
            <text:p>45.0</text:p>
          </table:table-cell>
          <table:table-cell table:style-name="ce1" table:formula="of:=[.C46]-[.B46]" office:value-type="float" office:value="15.8">
            <text:p>15.8</text:p>
          </table:table-cell>
          <table:table-cell table:style-name="ce9" table:formula="of:=([.E46]*[.E46]-[.F46]*[.F46])/(4*[.E46])*10" office:value-type="float" office:value="98.6311111111111">
            <text:p>98.63</text:p>
          </table:table-cell>
          <table:table-cell table:number-columns-repeated="8"/>
        </table:table-row>
        <table:table-row table:style-name="ro2">
          <table:table-cell table:style-name="ce1" office:value-type="float" office:value="80">
            <text:p>80.0</text:p>
          </table:table-cell>
          <table:table-cell table:style-name="ce1" office:value-type="float" office:value="43.75">
            <text:p>43.8</text:p>
          </table:table-cell>
          <table:table-cell table:style-name="ce1" office:value-type="float" office:value="66.9">
            <text:p>66.9</text:p>
          </table:table-cell>
          <table:table-cell/>
          <table:table-cell table:style-name="ce1" table:formula="of:=[.A47]-30" office:value-type="float" office:value="50">
            <text:p>50.0</text:p>
          </table:table-cell>
          <table:table-cell table:style-name="ce1" table:formula="of:=[.C47]-[.B47]" office:value-type="float" office:value="23.15">
            <text:p>23.2</text:p>
          </table:table-cell>
          <table:table-cell table:style-name="ce9" table:formula="of:=([.E47]*[.E47]-[.F47]*[.F47])/(4*[.E47])*10" office:value-type="float" office:value="98.203875">
            <text:p>98.20</text:p>
          </table:table-cell>
          <table:table-cell table:number-columns-repeated="8"/>
        </table:table-row>
        <table:table-row table:style-name="ro2">
          <table:table-cell table:style-name="ce1" office:value-type="float" office:value="85">
            <text:p>85.0</text:p>
          </table:table-cell>
          <table:table-cell table:style-name="ce1" office:value-type="float" office:value="43">
            <text:p>43.0</text:p>
          </table:table-cell>
          <table:table-cell table:style-name="ce1" office:value-type="float" office:value="72.45">
            <text:p>72.5</text:p>
          </table:table-cell>
          <table:table-cell/>
          <table:table-cell table:style-name="ce1" table:formula="of:=[.A48]-30" office:value-type="float" office:value="55">
            <text:p>55.0</text:p>
          </table:table-cell>
          <table:table-cell table:style-name="ce1" table:formula="of:=[.C48]-[.B48]" office:value-type="float" office:value="29.45">
            <text:p>29.5</text:p>
          </table:table-cell>
          <table:table-cell table:style-name="ce9" table:formula="of:=([.E48]*[.E48]-[.F48]*[.F48])/(4*[.E48])*10" office:value-type="float" office:value="98.0771590909091">
            <text:p>98.08</text:p>
          </table:table-cell>
          <table:table-cell table:number-columns-repeated="8"/>
        </table:table-row>
        <table:table-row table:style-name="ro2">
          <table:table-cell table:style-name="ce1" office:value-type="float" office:value="90">
            <text:p>90.0</text:p>
          </table:table-cell>
          <table:table-cell table:style-name="ce1" office:value-type="float" office:value="42.7">
            <text:p>42.7</text:p>
          </table:table-cell>
          <table:table-cell table:style-name="ce1" office:value-type="float" office:value="77.95">
            <text:p>78.0</text:p>
          </table:table-cell>
          <table:table-cell/>
          <table:table-cell table:style-name="ce1" table:formula="of:=[.A49]-30" office:value-type="float" office:value="60">
            <text:p>60.0</text:p>
          </table:table-cell>
          <table:table-cell table:style-name="ce1" table:formula="of:=[.C49]-[.B49]" office:value-type="float" office:value="35.25">
            <text:p>35.3</text:p>
          </table:table-cell>
          <table:table-cell table:style-name="ce9" table:formula="of:=([.E49]*[.E49]-[.F49]*[.F49])/(4*[.E49])*10" office:value-type="float" office:value="98.2265625">
            <text:p>98.23</text:p>
          </table:table-cell>
          <table:table-cell table:number-columns-repeated="8"/>
        </table:table-row>
        <table:table-row table:style-name="ro2">
          <table:table-cell table:style-name="ce1" office:value-type="float" office:value="95">
            <text:p>95.0</text:p>
          </table:table-cell>
          <table:table-cell table:style-name="ce1" office:value-type="float" office:value="42.3">
            <text:p>42.3</text:p>
          </table:table-cell>
          <table:table-cell table:style-name="ce1" office:value-type="float" office:value="83.1">
            <text:p>83.1</text:p>
          </table:table-cell>
          <table:table-cell/>
          <table:table-cell table:style-name="ce1" table:formula="of:=[.A50]-30" office:value-type="float" office:value="65">
            <text:p>65.0</text:p>
          </table:table-cell>
          <table:table-cell table:style-name="ce1" table:formula="of:=[.C50]-[.B50]" office:value-type="float" office:value="40.8">
            <text:p>40.8</text:p>
          </table:table-cell>
          <table:table-cell table:style-name="ce9" table:formula="of:=([.E50]*[.E50]-[.F50]*[.F50])/(4*[.E50])*10" office:value-type="float" office:value="98.4753846153846">
            <text:p>98.48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9" table:formula="of:=SUM([.G46:.G50])/5" office:value-type="float" office:value="98.322818463481">
            <text:p>98.32</text:p>
          </table:table-cell>
          <table:table-cell table:formula="of:=SQRT(((POWER([.G46]-[.G51];2)+POWER([.G47]-[.G51];2)+POWER([.G48]-[.G51];2)+POWER([.G49]-[.G51];2)+POWER([.G50]-[.G51];2))/4))" office:value-type="float" office:value="0.224767698208845">
            <text:p>0.2247676982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1"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Schirm</text:p>
          </table:table-cell>
          <table:table-cell/>
          <table:table-cell office:value-type="string">
            <text:p>G</text:p>
          </table:table-cell>
          <table:table-cell office:value-type="string">
            <text:p>g'</text:p>
          </table:table-cell>
          <table:table-cell office:value-type="string">
            <text:p>b'</text:p>
          </table:table-cell>
          <table:table-cell office:value-type="string">
            <text:p>B'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table:style-name="ce1" office:value-type="float" office:value="5">
            <text:p>5.0</text:p>
          </table:table-cell>
          <table:table-cell table:style-name="ce1" office:value-type="float" office:value="110.3">
            <text:p>110.3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4]-30" office:value-type="float" office:value="10">
            <text:p>10.0</text:p>
          </table:table-cell>
          <table:table-cell table:style-name="ce1" table:formula="of:=[.C54]-[.A54]" office:value-type="float" office:value="70.3">
            <text:p>70.3</text:p>
          </table:table-cell>
          <table:table-cell table:style-name="ce1" table:formula="of:=[.B54]" office:value-type="float" office:value="5">
            <text:p>5.0</text:p>
          </table:table-cell>
          <table:table-cell table:style-name="ce9" table:formula="of:=1/((1/[.F54])+(1/[.G54]))*10" office:value-type="float" office:value="87.546699875467">
            <text:p>87.55</text:p>
          </table:table-cell>
          <table:table-cell table:number-columns-repeated="6"/>
        </table:table-row>
        <table:table-row table:style-name="ro2">
          <table:table-cell office:value-type="float" office:value="55">
            <text:p>55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105.8">
            <text:p>105.8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5]-30" office:value-type="float" office:value="25">
            <text:p>25.0</text:p>
          </table:table-cell>
          <table:table-cell table:style-name="ce1" table:formula="of:=[.C55]-[.A55]" office:value-type="float" office:value="50.8">
            <text:p>50.8</text:p>
          </table:table-cell>
          <table:table-cell table:style-name="ce1" table:formula="of:=[.B55]" office:value-type="float" office:value="3.3">
            <text:p>3.3</text:p>
          </table:table-cell>
          <table:table-cell table:style-name="ce9" table:formula="of:=1/((1/[.F55])+(1/[.G55]))*10" office:value-type="float" office:value="167.54617414248">
            <text:p>167.55</text:p>
          </table:table-cell>
          <table:table-cell table:number-columns-repeated="6"/>
        </table:table-row>
        <table:table-row table:style-name="ro2">
          <table:table-cell office:value-type="float" office:value="60">
            <text:p>60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104.8">
            <text:p>104.8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6]-30" office:value-type="float" office:value="30">
            <text:p>30.0</text:p>
          </table:table-cell>
          <table:table-cell table:style-name="ce1" table:formula="of:=[.C56]-[.A56]" office:value-type="float" office:value="44.8">
            <text:p>44.8</text:p>
          </table:table-cell>
          <table:table-cell table:style-name="ce1" table:formula="of:=[.B56]" office:value-type="float" office:value="2.5">
            <text:p>2.5</text:p>
          </table:table-cell>
          <table:table-cell table:style-name="ce9" table:formula="of:=1/((1/[.F56])+(1/[.G56]))*10" office:value-type="float" office:value="179.679144385027">
            <text:p>179.68</text:p>
          </table:table-cell>
          <table:table-cell table:number-columns-repeated="6"/>
        </table:table-row>
        <table:table-row table:style-name="ro2">
          <table:table-cell office:value-type="float" office:value="65">
            <text:p>65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108.2">
            <text:p>108.2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7]-30" office:value-type="float" office:value="35">
            <text:p>35.0</text:p>
          </table:table-cell>
          <table:table-cell table:style-name="ce1" table:formula="of:=[.C57]-[.A57]" office:value-type="float" office:value="43.2">
            <text:p>43.2</text:p>
          </table:table-cell>
          <table:table-cell table:style-name="ce1" table:formula="of:=[.B57]" office:value-type="float" office:value="2.1">
            <text:p>2.1</text:p>
          </table:table-cell>
          <table:table-cell table:style-name="ce9" table:formula="of:=1/((1/[.F57])+(1/[.G57]))*10" office:value-type="float" office:value="193.350383631714">
            <text:p>193.35</text:p>
          </table:table-cell>
          <table:table-cell table:number-columns-repeated="6"/>
        </table:table-row>
        <table:table-row table:style-name="ro2">
          <table:table-cell office:value-type="float" office:value="70">
            <text:p>70</text:p>
          </table:table-cell>
          <table:table-cell table:style-name="ce1" office:value-type="float" office:value="1.68">
            <text:p>1.7</text:p>
          </table:table-cell>
          <table:table-cell table:style-name="ce1" office:value-type="float" office:value="109.5">
            <text:p>109.5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8]-30" office:value-type="float" office:value="40">
            <text:p>40.0</text:p>
          </table:table-cell>
          <table:table-cell table:style-name="ce1" table:formula="of:=[.C58]-[.A58]" office:value-type="float" office:value="39.5">
            <text:p>39.5</text:p>
          </table:table-cell>
          <table:table-cell table:style-name="ce1" table:formula="of:=[.B58]" office:value-type="float" office:value="1.68">
            <text:p>1.7</text:p>
          </table:table-cell>
          <table:table-cell table:style-name="ce9" table:formula="of:=1/((1/[.F58])+(1/[.G58]))*10" office:value-type="float" office:value="198.74213836478">
            <text:p>198.74</text:p>
          </table:table-cell>
          <table:table-cell table:number-columns-repeated="6"/>
        </table:table-row>
        <table:table-row table:style-name="ro2">
          <table:table-cell office:value-type="float" office:value="75">
            <text:p>75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114">
            <text:p>114.0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9]-30" office:value-type="float" office:value="45">
            <text:p>45.0</text:p>
          </table:table-cell>
          <table:table-cell table:style-name="ce1" table:formula="of:=[.C59]-[.A59]" office:value-type="float" office:value="39">
            <text:p>39.0</text:p>
          </table:table-cell>
          <table:table-cell table:style-name="ce1" table:formula="of:=[.B59]" office:value-type="float" office:value="1.6">
            <text:p>1.6</text:p>
          </table:table-cell>
          <table:table-cell table:style-name="ce9" table:formula="of:=1/((1/[.F59])+(1/[.G59]))*10" office:value-type="float" office:value="208.928571428571">
            <text:p>208.93</text:p>
          </table:table-cell>
          <table:table-cell table:number-columns-repeated="6"/>
        </table:table-row>
        <table:table-row table:style-name="ro2">
          <table:table-cell office:value-type="float" office:value="80">
            <text:p>80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17.1">
            <text:p>117.1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60]-30" office:value-type="float" office:value="50">
            <text:p>50.0</text:p>
          </table:table-cell>
          <table:table-cell table:style-name="ce1" table:formula="of:=[.C60]-[.A60]" office:value-type="float" office:value="37.1">
            <text:p>37.1</text:p>
          </table:table-cell>
          <table:table-cell table:style-name="ce1" table:formula="of:=[.B60]" office:value-type="float" office:value="1.3">
            <text:p>1.3</text:p>
          </table:table-cell>
          <table:table-cell table:style-name="ce9" table:formula="of:=1/((1/[.F60])+(1/[.G60]))*10" office:value-type="float" office:value="212.973593570609">
            <text:p>212.97</text:p>
          </table:table-cell>
          <table:table-cell table:number-columns-repeated="6"/>
        </table:table-row>
        <table:table-row table:style-name="ro2">
          <table:table-cell office:value-type="float" office:value="85">
            <text:p>85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21.3">
            <text:p>121.3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61]-30" office:value-type="float" office:value="55">
            <text:p>55.0</text:p>
          </table:table-cell>
          <table:table-cell table:style-name="ce1" table:formula="of:=[.C61]-[.A61]" office:value-type="float" office:value="36.3">
            <text:p>36.3</text:p>
          </table:table-cell>
          <table:table-cell table:style-name="ce1" table:formula="of:=[.B61]" office:value-type="float" office:value="1.1">
            <text:p>1.1</text:p>
          </table:table-cell>
          <table:table-cell table:style-name="ce9" table:formula="of:=1/((1/[.F61])+(1/[.G61]))*10" office:value-type="float" office:value="218.674698795181">
            <text:p>218.67</text:p>
          </table:table-cell>
          <table:table-cell table:number-columns-repeated="6"/>
        </table:table-row>
        <table:table-row table:style-name="ro2">
          <table:table-cell office:value-type="float" office:value="90">
            <text:p>90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25.9">
            <text:p>125.9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62]-30" office:value-type="float" office:value="60">
            <text:p>60.0</text:p>
          </table:table-cell>
          <table:table-cell table:style-name="ce1" table:formula="of:=[.C62]-[.A62]" office:value-type="float" office:value="35.9">
            <text:p>35.9</text:p>
          </table:table-cell>
          <table:table-cell table:style-name="ce1" table:formula="of:=[.B62]" office:value-type="float" office:value="1.1">
            <text:p>1.1</text:p>
          </table:table-cell>
          <table:table-cell table:style-name="ce9" table:formula="of:=1/((1/[.F62])+(1/[.G62]))*10" office:value-type="float" office:value="224.608967674661">
            <text:p>224.61</text:p>
          </table:table-cell>
          <table:table-cell table:number-columns-repeated="6"/>
        </table:table-row>
        <table:table-row table:style-name="ro2">
          <table:table-cell office:value-type="float" office:value="95">
            <text:p>95</text:p>
          </table:table-cell>
          <table:table-cell table:style-name="ce1" office:value-type="float" office:value="1">
            <text:p>1.0</text:p>
          </table:table-cell>
          <table:table-cell table:style-name="ce1" office:value-type="float" office:value="130">
            <text:p>130.0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63]-30" office:value-type="float" office:value="65">
            <text:p>65.0</text:p>
          </table:table-cell>
          <table:table-cell table:style-name="ce1" table:formula="of:=[.C63]-[.A63]" office:value-type="float" office:value="35">
            <text:p>35.0</text:p>
          </table:table-cell>
          <table:table-cell table:style-name="ce1" table:formula="of:=[.B63]" office:value-type="float" office:value="1">
            <text:p>1.0</text:p>
          </table:table-cell>
          <table:table-cell table:style-name="ce9" table:formula="of:=1/((1/[.F63])+(1/[.G63]))*10" office:value-type="float" office:value="227.5">
            <text:p>227.50</text:p>
          </table:table-cell>
          <table:table-cell table:number-columns-repeated="6"/>
        </table:table-row>
        <table:table-row table:style-name="ro2" table:number-rows-repeated="1048512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00/00/0000</text:date>, <text:time style:data-style-name="N2" text:time-value="0000-00-00T18:17:2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4T17:43:51</meta:creation-date>
    <dc:date>2013-01-27T23:29:26</dc:date>
    <meta:editing-duration>PT3M4S</meta:editing-duration>
    <meta:editing-cycles>4</meta:editing-cycles>
    <meta:generator>LibreOffice/3.6$Linux_X86_64 LibreOffice_project/360m1$Build-2</meta:generator>
    <meta:document-statistic meta:table-count="1" meta:cell-count="438" meta:object-count="0"/>
  </office:meta>
</office:document-meta>
</file>